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79O0030</text:p>
          </table:table-cell>
          <table:table-cell office:value-type="string" calcext:value-type="string">
            <text:p>2021-07-08 2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9O0030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9O0030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9O0030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9O0030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9O0030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9O0030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9O0030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9O0030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9O0030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9O0030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9O0030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9O0030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9O0030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9O0030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9O0030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9O0030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9O0030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9O0030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9O0030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9O0030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9O0030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9O0030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9O0030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9O0030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9O0030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9O0030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9O0030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9O0030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9O0030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